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518cm" fo:min-width="0.34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1cm" svg:stroke-color="#000000" draw:marker-start="Circle" draw:marker-start-width="0.12cm" draw:marker-end="Arrow" draw:marker-end-width="0.12cm" draw:fill="solid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svg:stroke-width="0.02cm" svg:stroke-color="#000000" draw:marker-start-width="0.23cm" draw:marker-end="Arrow" draw:marker-end-width="0.12cm" draw:fill="solid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5cm" fo:min-width="0.5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  <style:paragraph-properties style:writing-mode="lr-tb"/>
    </style:style>
    <style:style style:name="gr7" style:family="graphic" style:parent-style-name="objectwithoutfill">
      <style:graphic-properties svg:stroke-width="0.01cm" draw:marker-start-width="0.22cm" draw:marker-end="Arrow" draw:marker-end-width="0.05cm" draw:fill="solid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/>
      <style:paragraph-properties style:writing-mode="lr-tb"/>
    </style:style>
    <style:style style:name="gr10" style:family="graphic" style:parent-style-name="objectwithoutfill">
      <style:graphic-properties svg:stroke-width="0.01cm" draw:marker-start-width="0.21cm" draw:marker-end="Arrow" draw:marker-end-width="0.05cm" draw:fill="solid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fo:font-size="10pt" fo:font-style="italic" style:font-size-asian="18pt" style:font-style-asian="italic" style:font-size-complex="18pt" style:font-style-complex="italic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1cm" svg:x="2.869cm" svg:y="0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669cm" svg:y1="0.293cm" svg:x2="2.969cm" svg:y2="1.093cm">
          <text:p/>
        </draw:line>
        <draw:line draw:style-name="gr2" draw:text-style-name="P2" draw:layer="layout" svg:x1="0.668cm" svg:y1="0.976cm" svg:x2="2.869cm" svg:y2="1.293cm">
          <text:p/>
        </draw:line>
        <draw:line draw:style-name="gr2" draw:text-style-name="P2" draw:layer="layout" svg:x1="0.7cm" svg:y1="2.3cm" svg:x2="2.869cm" svg:y2="1.393cm">
          <text:p/>
        </draw:line>
        <draw:line draw:style-name="gr2" draw:text-style-name="P2" draw:layer="layout" svg:x1="1.5cm" svg:y1="2.7cm" svg:x2="2.969cm" svg:y2="1.593cm">
          <text:p/>
        </draw:line>
        <draw:line draw:style-name="gr3" draw:text-style-name="P2" draw:layer="layout" svg:x1="4.069cm" svg:y1="1.293cm" svg:x2="4.769cm" svg:y2="1.293cm">
          <text:p/>
        </draw:line>
        <draw:custom-shape draw:style-name="gr4" draw:text-style-name="P1" draw:layer="layout" svg:width="1cm" svg:height="1cm" svg:x="4.769cm" svg:y="0.79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764cm" svg:y1="1.293cm" svg:x2="6.464cm" svg:y2="1.293cm">
          <text:p/>
        </draw:line>
        <draw:frame draw:style-name="gr5" draw:text-style-name="P3" draw:layer="layout" svg:width="0.557cm" svg:height="0.425cm" svg:x="3.151cm" svg:y="1.1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505cm" svg:height="0.445cm" svg:x="0.088cm" svg:y="0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509cm" svg:height="0.445cm" svg:x="0.089cm" svg:y="0.8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406cm" svg:height="0.306cm" svg:x="0.091cm" svg:y="1.6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3" draw:layer="layout" svg:width="0.513cm" svg:height="0.445cm" svg:x="0.1cm" svg:y="2.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3" draw:layer="layout" svg:width="0.569cm" svg:height="0.445cm" svg:x="1.3cm" svg:y="0.5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3" draw:layer="layout" svg:width="0.573cm" svg:height="0.445cm" svg:x="1.227cm" svg:y="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3" draw:layer="layout" svg:width="0.577cm" svg:height="0.445cm" svg:x="1.323cm" svg:y="1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3" draw:layer="layout" svg:width="0.421cm" svg:height="0.389cm" svg:x="6.391cm" svg:y="1.1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3" draw:layer="layout" svg:width="0.411cm" svg:height="0.47cm" svg:x="4.189cm" svg:y="0.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866cm" svg:height="0.513cm" svg:x="4.836cm" svg:y="1.03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1.869cm" svg:height="0.645cm" svg:x="0cm" svg:y="3.029cm">
          <draw:text-box>
            <text:p><text:span text:style-name="T1">entradas</text:span></text:p>
          </draw:text-box>
        </draw:frame>
        <draw:line draw:style-name="gr7" draw:text-style-name="P2" draw:layer="layout" svg:x1="0.5cm" svg:y1="3.2cm" svg:x2="0.3cm" svg:y2="2.6cm">
          <text:p/>
        </draw:line>
        <draw:frame draw:style-name="gr8" draw:text-style-name="P6" draw:layer="layout" svg:width="1.5cm" svg:height="0.7cm" svg:x="1.9cm" svg:y="2.9cm">
          <draw:text-box>
            <text:p text:style-name="P5"><text:span text:style-name="T2">bias</text:span></text:p>
          </draw:text-box>
        </draw:frame>
        <draw:line draw:style-name="gr7" draw:text-style-name="P2" draw:layer="layout" svg:x1="2.28cm" svg:y1="3.031cm" svg:x2="2.08cm" svg:y2="2.731cm">
          <text:p/>
        </draw:line>
        <draw:frame draw:style-name="gr9" draw:text-style-name="P4" draw:layer="layout" svg:width="2.437cm" svg:height="0.645cm" svg:x="3.2cm" svg:y="0cm">
          <draw:text-box>
            <text:p><text:span text:style-name="T1">pré-ativação</text:span></text:p>
          </draw:text-box>
        </draw:frame>
        <draw:line draw:style-name="gr10" draw:text-style-name="P2" draw:layer="layout" svg:x1="4.4cm" svg:y1="0.5cm" svg:x2="4.4cm" svg:y2="0.9cm">
          <text:p/>
        </draw:line>
        <draw:frame draw:style-name="gr11" draw:text-style-name="P4" draw:layer="layout" svg:width="3.448cm" svg:height="0.645cm" svg:x="2.501cm" svg:y="2.101cm">
          <draw:text-box>
            <text:p><text:span text:style-name="T1">função de ativação</text:span></text:p>
          </draw:text-box>
        </draw:frame>
        <draw:line draw:style-name="gr7" draw:text-style-name="P2" draw:layer="layout" svg:x1="4.1cm" svg:y1="2.2cm" svg:x2="5cm" svg:y2="1.6cm">
          <text:p/>
        </draw:line>
        <draw:frame draw:style-name="gr11" draw:text-style-name="P4" draw:layer="layout" svg:width="3.448cm" svg:height="0.645cm" svg:x="2.501cm" svg:y="2.102cm">
          <draw:text-box>
            <text:p><text:span text:style-name="T1">função de ativação</text:span></text:p>
          </draw:text-box>
        </draw:frame>
        <draw:frame draw:style-name="gr12" draw:text-style-name="P4" draw:layer="layout" svg:width="1.361cm" svg:height="0.645cm" svg:x="5.501cm" svg:y="2.802cm">
          <draw:text-box>
            <text:p><text:span text:style-name="T1">saída</text:span></text:p>
          </draw:text-box>
        </draw:frame>
        <draw:line draw:style-name="gr7" draw:text-style-name="P2" draw:layer="layout" svg:x1="6.2cm" svg:y1="2.9cm" svg:x2="6.6cm" svg:y2="1.6cm">
          <text:p/>
        </draw:line>
        <draw:frame draw:style-name="gr5" draw:text-style-name="P3" draw:layer="layout" svg:width="0.386cm" svg:height="0.389cm" svg:x="1.8cm" svg:y="2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601cm" svg:height="0.389cm" svg:x="0.9cm" svg:y="2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7" draw:text-style-name="P2" draw:layer="layout" svg:x1="2cm" svg:y1="0.4cm" svg:x2="1.7cm" svg:y2="0.6cm">
          <text:p/>
        </draw:line>
        <draw:frame draw:style-name="gr8" draw:text-style-name="P4" draw:layer="layout" svg:width="1.5cm" svg:height="0.7cm" svg:x="1.8cm" svg:y="0.1cm">
          <draw:text-box>
            <text:p><text:span text:style-name="T1">pes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11:28:50.414956335</meta:creation-date>
    <dc:date>2023-03-02T10:12:21.758247933</dc:date>
    <meta:editing-duration>PT2H1M6S</meta:editing-duration>
    <meta:editing-cycles>17</meta:editing-cycles>
    <meta:generator>LibreOffice/7.3.7.2$Linux_X86_64 LibreOffice_project/3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1/content.xml><?xml version="1.0" encoding="utf-8"?>
<math xmlns="http://www.w3.org/1998/Math/MathML" display="block">
  <semantics>
    <msub>
      <mi>w</mi>
      <mi>n</mi>
    </msub>
    <annotation encoding="StarMath 5.0">w_n</annotation>
  </semantics>
</math>
</file>

<file path=Object 12/content.xml><?xml version="1.0" encoding="utf-8"?>
<math xmlns="http://www.w3.org/1998/Math/MathML" display="block">
  <semantics>
    <mi>y</mi>
    <annotation encoding="StarMath 5.0">y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i>·</mi>
        </mrow>
        <mo fence="true" stretchy="false">)</mo>
      </mrow>
    </mrow>
    <annotation encoding="StarMath 5.0">f( · )</annotation>
  </semantics>
</math>
</file>

<file path=Object 2/content.xml><?xml version="1.0" encoding="utf-8"?>
<math xmlns="http://www.w3.org/1998/Math/MathML">
  <semantics>
    <mi mathvariant="normal">Σ</mi>
    <annotation encoding="StarMath 5.0"> %SIGMA </annotation>
  </semantics>
</math>
</file>

<file path=Object 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o stretchy="false">⋮</mo>
    <annotation encoding="StarMath 5.0">dotsvert </annotation>
  </semantics>
</math>
</file>

<file path=Object 7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8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9/content.xml><?xml version="1.0" encoding="utf-8"?>
<math xmlns="http://www.w3.org/1998/Math/MathML" display="block">
  <semantics>
    <msub>
      <mi>w</mi>
      <mn>2</mn>
    </msub>
    <annotation encoding="StarMath 5.0">w_2</annotation>
  </semantics>
</math>
</file>